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A0000005A499C2B1B442DDB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officeooo:rsid="00129f13" officeooo:paragraph-rsid="00129f13"/>
    </style:style>
    <style:style style:name="P2" style:family="paragraph" style:parent-style-name="Table_20_Contents">
      <style:paragraph-properties fo:text-align="end" style:justify-single-word="false"/>
      <style:text-properties officeooo:rsid="000f7ce8" officeooo:paragraph-rsid="000f7ce8"/>
    </style:style>
    <style:style style:name="P3" style:family="paragraph" style:parent-style-name="Text_20_body">
      <style:text-properties fo:font-size="12pt" fo:font-style="normal" style:text-underline-style="none" officeooo:rsid="00192cba" officeooo:paragraph-rsid="00192cba" style:font-size-asian="10.5pt" style:font-style-asian="normal" style:font-size-complex="12pt" style:font-style-complex="normal"/>
    </style:style>
    <style:style style:name="P4" style:family="paragraph" style:parent-style-name="Heading_20_1">
      <style:text-properties fo:font-size="20pt" fo:font-style="italic" style:text-underline-style="solid" style:text-underline-width="auto" style:text-underline-color="font-color" fo:font-weight="normal" officeooo:rsid="00192cba" officeooo:paragraph-rsid="00192cba" style:font-size-asian="17.5pt" style:font-style-asian="italic" style:font-weight-asian="normal" style:font-size-complex="20pt" style:font-style-complex="italic" style:font-weight-complex="normal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9e5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cb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command="Hoja1" form:datasource="asingaturas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uadro combinado 1" form:control-implementation="ooo:com.sun.star.form.component.ComboBox" xml:id="control1" form:id="control1" form:dropdown="true" form:size="20" form:input-required="false" form:convert-empty-to-null="true" form:list-source-type="sql" form:list-source="SELECT DISTINCT &quot;Asignaturas&quot; FROM &quot;Hoja1&quot;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draw:control text:anchor-type="paragraph" draw:z-index="1" draw:name="Forma1" draw:style-name="gr1" draw:text-style-name="P5" svg:width="5.425cm" svg:height="0.821cm" svg:x="5.775cm" svg:y="-1.956cm" draw:control="control1"/>Funcionamiento:</text:h>
      <text:p text:style-name="P3"><text:span text:style-name="T4"/></text:p>
      <text:p text:style-name="P3"><text:span text:style-name="T3">El programa se distribuye en los siguientes bloques:</text:span></text:p>
      <text:p text:style-name="P3"><text:span text:style-name="T3">- Importación de módulos. (3-5)</text:span></text:p>
      <text:p text:style-name="P3"><text:span text:style-name="T3">- Análisis de patrones en el quijote mediante expresiones regulares(7-19)</text:span></text:p>
      <text:p text:style-name="P3"><text:span text:style-name="T3">-Impresión de patrones encontrados (20-24)</text:span></text:p>
      <text:p text:style-name="P3"><text:span text:style-name="T3">- Traspaso de datos archivo csv(27-3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1" style:family="table">
      <style:table-properties style:width="18.177cm" fo:margin-left="-1.154cm" table:align="left"/>
    </style:style>
    <style:style style:name="Tabla1.A" style:family="table-column">
      <style:table-column-properties style:column-width="9.657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officeooo:rsid="00129f13" officeooo:paragraph-rsid="00129f13"/>
    </style:style>
    <style:style style:name="MP2" style:family="paragraph" style:parent-style-name="Table_20_Contents">
      <style:paragraph-properties fo:text-align="end" style:justify-single-word="false"/>
      <style:text-properties officeooo:rsid="000f7ce8" officeooo:paragraph-rsid="000f7ce8"/>
    </style:style>
    <style:style style:name="MT1" style:family="text">
      <style:text-properties officeooo:rsid="000d9e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Table_20_Contents"><draw:frame draw:style-name="Mfr1" draw:name="Imagen2" text:anchor-type="paragraph" svg:x="-1.402cm" svg:y="-1.296cm" svg:width="5.472cm" svg:height="1.969cm" draw:z-index="0"><draw:image xlink:href="Pictures/10000201000000FA0000005A499C2B1B442DDB8E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1"/>
            </table:table-cell>
            <table:table-cell table:style-name="Tabla2.A1" office:value-type="string">
              <text:p text:style-name="MP2">Alejandro Gonzalvo</text:p>
              <text:p text:style-name="MP2"><text:date style:data-style-name="N37" text:date-value="2020-03-11T11:41:54.011018956" text:fixed="true">11/03/20</text:date>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text:file-name text:display="path">/home/alejandrogonzalvo4eso/Escritorio/python3_learning/IES El Puig/quijote/</text:file-name></text:p>
            </table:table-cell>
            <table:table-cell table:style-name="Tabla1.A1" office:value-type="string">
              <text:p text:style-name="Table_20_Contents"><text:page-number text:select-page="current">1</text:page-number><text:s/><text:span text:style-name="MT1">De </text:span><text:span text:style-name="MT1"><text:page-count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1:41:54.558754807</meta:creation-date>
    <dc:title>ies-el-puig</dc:title>
    <meta:editing-duration>PT9M56S</meta:editing-duration>
    <meta:editing-cycles>3</meta:editing-cycles>
    <meta:generator>LibreOffice/6.0.7.3$Linux_X86_64 LibreOffice_project/00m0$Build-3</meta:generator>
    <dc:date>2020-03-11T11:51:51.121151822</dc:date>
    <meta:document-statistic meta:table-count="2" meta:image-count="1" meta:object-count="0" meta:page-count="1" meta:paragraph-count="10" meta:word-count="44" meta:character-count="359" meta:non-whitespace-character-count="325"/>
    <meta:template xlink:type="simple" xlink:actuate="onRequest" xlink:title="ies-el-puig" xlink:href="../../../../../.config/libreoffice/4/user/template/ies-el-puig.ott" meta:date="2020-03-11T11:41:54.010829940"/>
  </office:meta>
</office:document-meta>
</file>